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02f8" officeooo:paragraph-rsid="001102f8"/>
    </style:style>
    <style:style style:name="P2" style:family="paragraph" style:parent-style-name="Standard">
      <style:text-properties officeooo:rsid="000bae97" officeooo:paragraph-rsid="00132c17"/>
    </style:style>
    <style:style style:name="P3" style:family="paragraph" style:parent-style-name="Standard" style:list-style-name="L1">
      <style:text-properties officeooo:rsid="000bae97" officeooo:paragraph-rsid="00132c17"/>
    </style:style>
    <style:style style:name="P4" style:family="paragraph" style:parent-style-name="Standard">
      <style:text-properties officeooo:paragraph-rsid="00132c17"/>
    </style:style>
    <style:style style:name="P5" style:family="paragraph" style:parent-style-name="Standard">
      <style:text-properties fo:font-size="15pt" fo:font-weight="bold" officeooo:paragraph-rsid="00132c17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1102f8" officeooo:paragraph-rsid="001102f8"/>
    </style:style>
    <style:style style:name="P7" style:family="paragraph" style:parent-style-name="Standard">
      <style:text-properties fo:font-size="14pt" officeooo:rsid="000bae97" officeooo:paragraph-rsid="00132c17" style:font-size-asian="14pt" style:font-size-complex="14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102f8"/>
    </style:style>
    <style:style style:name="T2" style:family="text">
      <style:text-properties officeooo:rsid="001128a0"/>
    </style:style>
    <style:style style:name="T3" style:family="text">
      <style:text-properties officeooo:rsid="001301f6"/>
    </style:style>
    <style:style style:name="T4" style:family="text">
      <style:text-properties officeooo:rsid="000bae97"/>
    </style:style>
    <style:style style:name="T5" style:family="text">
      <style:text-properties officeooo:rsid="00132c1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28a0" style:font-weight-asian="bold" style:font-weight-complex="bold"/>
    </style:style>
    <style:style style:name="T8" style:family="text">
      <style:text-properties fo:font-weight="bold" officeooo:rsid="001301f6" style:font-weight-asian="bold" style:font-weight-complex="bold"/>
    </style:style>
    <style:style style:name="T9" style:family="text">
      <style:text-properties fo:font-weight="bold" officeooo:rsid="001102f8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text:span text:style-name="T4">Movies data analysis using hive</text:span></text:p>
      <text:p text:style-name="P4"/>
      <text:p text:style-name="P7">data contains</text:p>
      <text:p text:style-name="P7"/>
      <text:list xml:id="list2894794560" text:style-name="L1">
        <text:list-item>
          <text:p text:style-name="P3"><text:s/>id</text:p>
        </text:list-item>
        <text:list-item>
          <text:p text:style-name="P3">name</text:p>
        </text:list-item>
        <text:list-item>
          <text:p text:style-name="P3">released year</text:p>
        </text:list-item>
        <text:list-item>
          <text:p text:style-name="P3">rat<text:span text:style-name="T5">ing</text:span></text:p>
        </text:list-item>
        <text:list-item>
          <text:p text:style-name="P3">duration</text:p>
        </text:list-item>
      </text:list>
      <text:p text:style-name="P2"/>
      <text:p text:style-name="Standard">1. Find row count</text:p>
      <text:p text:style-name="Standard"><text:tab/><text:span text:style-name="T6">select count(*) from movies;</text:span></text:p>
      <text:p text:style-name="Standard"/>
      <text:p text:style-name="Standard">2. Remove duplicates and find row count</text:p>
      <text:p text:style-name="Standard"><text:tab/><text:span text:style-name="T6">create view abc as select distinct * from movies;</text:span></text:p>
      <text:p text:style-name="P8"><text:tab/>select count(*) from abc;</text:p>
      <text:p text:style-name="Standard"/>
      <text:p text:style-name="Standard">3. Sort data set by release year in des order</text:p>
      <text:p text:style-name="Standard"><text:tab/><text:span text:style-name="T6">select * from movies order by year desc;</text:span></text:p>
      <text:p text:style-name="Standard"/>
      <text:p text:style-name="Standard">4. Find rating mxm 5 movies name,year,rating</text:p>
      <text:p text:style-name="Standard"><text:tab/><text:span text:style-name="T6">select name,year,rate from movies order by rate desc limit 5;</text:span></text:p>
      <text:p text:style-name="Standard"/>
      <text:p text:style-name="Standard">5. Find rating minimum 3 movies name,year,rtaing</text:p>
      <text:p text:style-name="Standard"><text:tab/><text:span text:style-name="T6">select name,year,rate from movies order by rate asc limit 3;</text:span></text:p>
      <text:p text:style-name="Standard"/>
      <text:p text:style-name="Standard">6. Find Each year release movie count [count desc order]</text:p>
      <text:p text:style-name="Standard"><text:tab/><text:span text:style-name="T6">select year,count(*) as co from movies group by year order by co desc; </text:span></text:p>
      <text:p text:style-name="Standard"/>
      <text:p text:style-name="Standard">7. Each rating count [count desc order]</text:p>
      <text:p text:style-name="Standard"><text:tab/><text:span text:style-name="T6">select rate,count(*) as rat from movies group by rate order by rat desc;</text:span></text:p>
      <text:p text:style-name="Standard"/>
      <text:p text:style-name="Standard">8. 2008 and rating above 3 [collect]</text:p>
      <text:p text:style-name="Standard"><text:tab/><text:span text:style-name="T6">select * from movies where year=2008 and rate&gt;3;</text:span></text:p>
      <text:p text:style-name="Standard"><text:span text:style-name="T6"/></text:p>
      <text:p text:style-name="Standard"><text:tab/>A. row count</text:p>
      <text:p text:style-name="Standard"><text:tab/><text:span text:style-name="T6">select </text:span><text:span text:style-name="T9">count(</text:span><text:span text:style-name="T6">*</text:span><text:span text:style-name="T9">)</text:span><text:span text:style-name="T6"> from movies where year=2008 and rate&gt;3;</text:span></text:p>
      <text:p text:style-name="P8"/>
      <text:p text:style-name="Standard">9. Find duration mxm 1 movies name,year,rating,duration</text:p>
      <text:p text:style-name="P1"><text:tab/><text:span text:style-name="T6"> select name,year,rate,duration from movies <text:s/>order by duration desc limit 1;</text:span></text:p>
      <text:p text:style-name="P1"/>
      <text:p text:style-name="Standard">10. Find rating mnm 1 movies name,year,rating,duration</text:p>
      <text:p text:style-name="Standard"><text:tab/><text:span text:style-name="T6">select name,year,rate,duration from movies <text:s/>order by rate asc limit 1;</text:span></text:p>
      <text:p text:style-name="Standard"/>
      <text:p text:style-name="Standard">11. Rating above 4 and relase year above 2005</text:p>
      <text:p text:style-name="Standard"><text:tab/><text:span text:style-name="T6"> select * from movies where rate&gt;4 and year&gt;2005;</text:span></text:p>
      <text:p text:style-name="Standard"/>
      <text:p text:style-name="Standard"><text:tab/>A. Rating mxm movies full data</text:p>
      <text:p text:style-name="Standard"><text:tab/><text:span text:style-name="T6">select * from movies where rate&gt;4 and year&gt;2005 order by rate desc limit 1;</text:span></text:p>
      <text:p text:style-name="Standard"/>
      <text:p text:style-name="Standard"><text:tab/>B. Rating mnm movies full data</text:p>
      <text:p text:style-name="Standard"><text:tab/><text:span text:style-name="T6">select * from movies where rate&gt;4 and year&gt;2005 order by rate </text:span><text:span text:style-name="T8">asc</text:span><text:span text:style-name="T6"> limit 1;</text:span></text:p>
      <text:p text:style-name="Standard"><text:soft-page-break/></text:p>
      <text:p text:style-name="Standard"/>
      <text:p text:style-name="Standard">12. 2008 movies count</text:p>
      <text:p text:style-name="Standard"><text:tab/><text:span text:style-name="T6">select year,count(*) from movies where year=2008 group by year;</text:span></text:p>
      <text:p text:style-name="Standard"/>
      <text:p text:style-name="Standard">13. 1975-2000 movies collect</text:p>
      <text:p text:style-name="Standard"><text:tab/><text:span text:style-name="T6">select * from movies where year&gt;1975 and year&lt;2000;</text:span></text:p>
      <text:p text:style-name="Standard"/>
      <text:p text:style-name="Standard">A. Row count</text:p>
      <text:p text:style-name="Standard"><text:tab/><text:span text:style-name="T6">select count(*) from movies where year&gt;1975 and year&lt;2000;</text:span></text:p>
      <text:p text:style-name="Standard"/>
      <text:p text:style-name="Standard">14. 1975-2000 and rating above 3.5 total row count</text:p>
      <text:p text:style-name="Standard"><text:tab/><text:span text:style-name="T6">select count(*) from movies where year&gt;1975 and year&lt;2000 </text:span><text:span text:style-name="T7">and rate&gt;3.5</text:span><text:span text:style-name="T6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7T17:16:08.226040913</meta:creation-date>
    <dc:date>2023-03-27T20:55:07.130857843</dc:date>
    <meta:editing-duration>PT5M4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313" meta:character-count="1863" meta:non-whitespace-character-count="1570"/>
  </office:meta>
</office:document-meta>
</file>